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InOutBinding.getMarsha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InOutBinding.getMarsha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InOutBinding.setMarshaler( ASMarshaler marsha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InOutBinding.setMarshaller( ASMarshaler marsha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InOutBinding.process( MessageExchange messageExchange , NormalizedMessage in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SInOutBinding.ASInOutBinding( RestService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